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style:style style:name="T1" style:family="text">
      <style:text-properties officeooo:rsid="001212b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101"/>Date: </text:p>
      <text:p text:style-name="P1">Name 2:</text:p>
      <text:p text:style-name="P1"/>
      <text:p text:style-name="P1"/>
      <text:p text:style-name="P1">Consider the following schema:</text:p>
      <text:p text:style-name="P1"/>
      <text:p text:style-name="P1">Suppliers(sid: integer, sname:string, address: string)</text:p>
      <text:p text:style-name="P1">Parts(pid: integer, pname: string, color: string)</text:p>
      <text:p text:style-name="P1">Catalog(sid:integer, pid:integer, cost:real)</text:p>
      <text:p text:style-name="P1"/>
      <text:list xml:id="list5148517840155544165" text:style-name="L1">
        <text:list-item>
          <text:list>
            <text:list-item>
              <text:p text:style-name="P2">Find the average cost of each part.<text:line-break/><text:line-break/><text:line-break/></text:p>
            </text:list-item>
            <text:list-item>
              <text:p text:style-name="P2">Find the minimum cost at which each part is being sold. List pid, and cost.<text:line-break/><text:line-break/><text:line-break/></text:p>
            </text:list-item>
            <text:list-item>
              <text:p text:style-name="P2">Find the part name(s) that has the largest number of suppliers. <text:span text:style-name="T1">There might be more than one tuple in the result.</text:span><text:line-break/><text:line-break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0-09-29T15:23:57</meta:creation-date>
    <dc:date>2014-01-24T08:56:39.772003280</dc:date>
    <meta:editing-duration>PT14M44S</meta:editing-duration>
    <meta:editing-cycles>10</meta:editing-cycles>
    <meta:generator>LibreOffice/4.1.3.2$Linux_X86_64 LibreOffice_project/410m0$Build-2</meta:generator>
    <dc:creator>dmg </dc:creator>
    <meta:document-statistic meta:table-count="0" meta:image-count="0" meta:object-count="0" meta:page-count="1" meta:paragraph-count="9" meta:word-count="69" meta:character-count="537" meta:non-whitespace-character-count="369"/>
  </office:meta>
</office:document-meta>
</file>